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d_25_5_2c_r1" style:display-name="ld%5,r1" style:family="table">
      <style:table-properties style:width="6.4104in" table:align="left"/>
    </style:style>
    <style:style style:name="ld_25_5_2c_r1.A" style:display-name="ld%5,r1.A" style:family="table-column">
      <style:table-column-properties style:column-width="0.5535in"/>
    </style:style>
    <style:style style:name="ld_25_5_2c_r1.B" style:display-name="ld%5,r1.B" style:family="table-column">
      <style:table-column-properties style:column-width="0.8368in"/>
    </style:style>
    <style:style style:name="ld_25_5_2c_r1.D" style:display-name="ld%5,r1.D" style:family="table-column">
      <style:table-column-properties style:column-width="0.8361in"/>
    </style:style>
    <style:style style:name="ld_25_5_2c_r1.A1" style:display-name="ld%5,r1.A1" style:family="table-cell">
      <style:table-cell-properties fo:padding="0.0382in" fo:border-left="0.05pt solid #000000" fo:border-right="none" fo:border-top="0.05pt solid #000000" fo:border-bottom="0.05pt solid #000000"/>
    </style:style>
    <style:style style:name="ld_25_5_2c_r1.H1" style:display-name="ld%5,r1.H1" style:family="table-cell">
      <style:table-cell-properties fo:padding="0.0382in" fo:border="0.05pt solid #000000"/>
    </style:style>
    <style:style style:name="ld_25_5_2c_r1.A2" style:display-name="ld%5,r1.A2" style:family="table-cell">
      <style:table-cell-properties fo:padding="0.0382in" fo:border-left="0.05pt solid #000000" fo:border-right="none" fo:border-top="none" fo:border-bottom="0.05pt solid #000000"/>
    </style:style>
    <style:style style:name="ld_25_5_2c_r1.H2" style:display-name="ld%5,r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6.6979in" fo:margin-left="0in" table:align="left"/>
    </style:style>
    <style:style style:name="Tableau1.A" style:family="table-column">
      <style:table-column-properties style:column-width="0.4167in"/>
    </style:style>
    <style:style style:name="Tableau1.B" style:family="table-column">
      <style:table-column-properties style:column-width="0.4375in"/>
    </style:style>
    <style:style style:name="Tableau1.C" style:family="table-column">
      <style:table-column-properties style:column-width="3.2035in"/>
    </style:style>
    <style:style style:name="Tableau1.D" style:family="table-column">
      <style:table-column-properties style:column-width="1.9424in"/>
    </style:style>
    <style:style style:name="Tableau1.E" style:family="table-column">
      <style:table-column-properties style:column-width="0.6979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02d0" officeooo:paragraph-rsid="002202d0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24da49" officeooo:paragraph-rsid="0024da49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a728f" officeooo:paragraph-rsid="002a728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c2c6e" officeooo:paragraph-rsid="002c2c6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e8a02" officeooo:paragraph-rsid="002e8a02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336cb8" officeooo:paragraph-rsid="00336cb8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36cb8" officeooo:paragraph-rsid="00972978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33819e" officeooo:paragraph-rsid="0033819e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53dd6" officeooo:paragraph-rsid="009873da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382247" officeooo:paragraph-rsid="00382247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989d0" officeooo:paragraph-rsid="003989d0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5c55b7" officeooo:paragraph-rsid="005c55b7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5c55b7" officeooo:paragraph-rsid="00a9ab46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619b90" officeooo:paragraph-rsid="00619b90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6343da" officeooo:paragraph-rsid="006343da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675972" officeooo:paragraph-rsid="00675972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6bc0ea" officeooo:paragraph-rsid="006bc0ea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9ed3c7" officeooo:paragraph-rsid="009ed3c7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a0c842" officeooo:paragraph-rsid="00a0c842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a525cb" officeooo:paragraph-rsid="00a525cb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a649a3" officeooo:paragraph-rsid="00a649a3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a9ab46" officeooo:paragraph-rsid="00a9ab46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9873da" officeooo:paragraph-rsid="009873da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8" style:family="paragraph" style:parent-style-name="Standard">
      <style:paragraph-properties fo:text-align="justify" style:justify-single-word="false"/>
      <style:text-properties fo:font-size="20pt" officeooo:rsid="002202d0" officeooo:paragraph-rsid="002202d0" style:font-size-asian="20pt" style:font-size-complex="20pt"/>
    </style:style>
    <style:style style:name="P29" style:family="paragraph" style:parent-style-name="Standard">
      <style:paragraph-properties fo:text-align="justify" style:justify-single-word="false"/>
      <style:text-properties fo:font-size="20pt" officeooo:rsid="00a525cb" officeooo:paragraph-rsid="00a525cb" style:font-size-asian="17.5pt" style:font-size-complex="20pt"/>
    </style:style>
    <style:style style:name="P30" style:family="paragraph" style:parent-style-name="Standard">
      <style:paragraph-properties fo:text-align="justify" style:justify-single-word="false"/>
      <style:text-properties fo:font-size="15pt" officeooo:rsid="002a728f" officeooo:paragraph-rsid="002a728f" style:font-size-asian="15pt" style:font-size-complex="15pt"/>
    </style:style>
    <style:style style:name="P31" style:family="paragraph" style:parent-style-name="Standard">
      <style:paragraph-properties fo:text-align="justify" style:justify-single-word="false"/>
      <style:text-properties fo:font-size="15pt" officeooo:rsid="002e8a02" officeooo:paragraph-rsid="002e8a02" style:font-size-asian="15pt" style:font-size-complex="15pt"/>
    </style:style>
    <style:style style:name="P32" style:family="paragraph" style:parent-style-name="Standard">
      <style:paragraph-properties fo:text-align="justify" style:justify-single-word="false"/>
      <style:text-properties fo:font-size="15pt" officeooo:rsid="00336cb8" officeooo:paragraph-rsid="00336cb8" style:font-size-asian="15pt" style:font-size-complex="15pt"/>
    </style:style>
    <style:style style:name="P33" style:family="paragraph" style:parent-style-name="Standard">
      <style:paragraph-properties fo:text-align="justify" style:justify-single-word="false"/>
      <style:text-properties fo:font-size="15pt" officeooo:rsid="0033819e" officeooo:paragraph-rsid="0033819e" style:font-size-asian="15pt" style:font-size-complex="15pt"/>
    </style:style>
    <style:style style:name="P34" style:family="paragraph" style:parent-style-name="Standard">
      <style:paragraph-properties fo:text-align="justify" style:justify-single-word="false"/>
      <style:text-properties fo:font-size="15pt" officeooo:rsid="003989d0" officeooo:paragraph-rsid="003989d0" style:font-size-asian="13.1000003814697pt" style:font-size-complex="15pt"/>
    </style:style>
    <style:style style:name="P35" style:family="paragraph" style:parent-style-name="Standard">
      <style:paragraph-properties fo:text-align="justify" style:justify-single-word="false"/>
      <style:text-properties fo:font-size="15pt" officeooo:rsid="006343da" officeooo:paragraph-rsid="006343da" style:font-size-asian="13.1000003814697pt" style:font-size-complex="15pt"/>
    </style:style>
    <style:style style:name="P36" style:family="paragraph" style:parent-style-name="Standard">
      <style:paragraph-properties fo:text-align="justify" style:justify-single-word="false"/>
      <style:text-properties fo:font-size="15pt" officeooo:rsid="006bc0ea" officeooo:paragraph-rsid="006bc0ea" style:font-size-asian="13.1000003814697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7fd6b" officeooo:paragraph-rsid="0027fd6b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7fd6b" officeooo:paragraph-rsid="00401008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3989d0" officeooo:paragraph-rsid="003989d0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3b5443" officeooo:paragraph-rsid="003b5443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3ba66a" officeooo:paragraph-rsid="003ba66a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ba66a" officeooo:paragraph-rsid="00459ca6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ba66a" officeooo:paragraph-rsid="008d9452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e0d84" officeooo:paragraph-rsid="003e0d84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3e0d84" officeooo:paragraph-rsid="003fc17e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fc17e" officeooo:paragraph-rsid="003fc17e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401008" officeooo:paragraph-rsid="008bece3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44df66" officeooo:paragraph-rsid="00459ca6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459ca6" officeooo:paragraph-rsid="00459ca6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459ca6" officeooo:paragraph-rsid="0048830a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469713" officeooo:paragraph-rsid="00469713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48121d" officeooo:paragraph-rsid="0048121d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483b83" officeooo:paragraph-rsid="00483b83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83b83" officeooo:paragraph-rsid="004b3935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83b83" officeooo:paragraph-rsid="008f8f72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4c7644" officeooo:paragraph-rsid="004c7644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4c7644" officeooo:paragraph-rsid="00549c2a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549c2a" officeooo:paragraph-rsid="00549c2a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56424d" officeooo:paragraph-rsid="008f8f72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57df20" officeooo:paragraph-rsid="0057df20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5ab45d" officeooo:paragraph-rsid="005ab45d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5ab45d" officeooo:paragraph-rsid="005c55b7" style:font-size-asian="10.5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2a728f" officeooo:paragraph-rsid="00b70f72" style:font-size-asian="10.5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382247" officeooo:paragraph-rsid="00b7143e" style:font-size-asian="10.5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5c55b7" officeooo:paragraph-rsid="00b7143e" style:font-size-asian="10.5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5pt" officeooo:rsid="0033819e" officeooo:paragraph-rsid="0033819e" style:font-size-asian="15pt" style:font-size-complex="15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459ca6" officeooo:paragraph-rsid="00459ca6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483b83" officeooo:paragraph-rsid="00b7143e" style:font-size-asian="10.5pt" style:font-size-complex="12pt"/>
    </style:style>
    <style:style style:name="T1" style:family="text">
      <style:text-properties officeooo:rsid="001fd9d7"/>
    </style:style>
    <style:style style:name="T2" style:family="text">
      <style:text-properties officeooo:rsid="00291371"/>
    </style:style>
    <style:style style:name="T3" style:family="text">
      <style:text-properties officeooo:rsid="002c04c9"/>
    </style:style>
    <style:style style:name="T4" style:family="text">
      <style:text-properties officeooo:rsid="002c2c6e"/>
    </style:style>
    <style:style style:name="T5" style:family="text">
      <style:text-properties officeooo:rsid="0032c391"/>
    </style:style>
    <style:style style:name="T6" style:family="text">
      <style:text-properties officeooo:rsid="00363344"/>
    </style:style>
    <style:style style:name="T7" style:family="text">
      <style:text-properties officeooo:rsid="00397885"/>
    </style:style>
    <style:style style:name="T8" style:family="text">
      <style:text-properties officeooo:rsid="003c6030"/>
    </style:style>
    <style:style style:name="T9" style:family="text">
      <style:text-properties officeooo:rsid="003c86fb"/>
    </style:style>
    <style:style style:name="T10" style:family="text">
      <style:text-properties officeooo:rsid="003fc17e"/>
    </style:style>
    <style:style style:name="T11" style:family="text">
      <style:text-properties officeooo:rsid="003fd27d"/>
    </style:style>
    <style:style style:name="T12" style:family="text">
      <style:text-properties officeooo:rsid="00401008"/>
    </style:style>
    <style:style style:name="T13" style:family="text">
      <style:text-properties officeooo:rsid="0041e082"/>
    </style:style>
    <style:style style:name="T14" style:family="text">
      <style:text-properties officeooo:rsid="0049caf3"/>
    </style:style>
    <style:style style:name="T15" style:family="text">
      <style:text-properties officeooo:rsid="004b36ef"/>
    </style:style>
    <style:style style:name="T16" style:family="text">
      <style:text-properties officeooo:rsid="004c9728"/>
    </style:style>
    <style:style style:name="T17" style:family="text">
      <style:text-properties officeooo:rsid="004d9e06"/>
    </style:style>
    <style:style style:name="T18" style:family="text">
      <style:text-properties officeooo:rsid="004e700a"/>
    </style:style>
    <style:style style:name="T19" style:family="text">
      <style:text-properties officeooo:rsid="005012a4"/>
    </style:style>
    <style:style style:name="T20" style:family="text">
      <style:text-properties officeooo:rsid="00549c2a"/>
    </style:style>
    <style:style style:name="T21" style:family="text">
      <style:text-properties officeooo:rsid="00586bcd"/>
    </style:style>
    <style:style style:name="T22" style:family="text">
      <style:text-properties officeooo:rsid="005e2718"/>
    </style:style>
    <style:style style:name="T23" style:family="text">
      <style:text-properties officeooo:rsid="0061323f"/>
    </style:style>
    <style:style style:name="T24" style:family="text">
      <style:text-properties officeooo:rsid="00636dca"/>
    </style:style>
    <style:style style:name="T25" style:family="text">
      <style:text-properties officeooo:rsid="00646e70"/>
    </style:style>
    <style:style style:name="T26" style:family="text">
      <style:text-properties officeooo:rsid="00681463"/>
    </style:style>
    <style:style style:name="T27" style:family="text">
      <style:text-properties officeooo:rsid="0069df55"/>
    </style:style>
    <style:style style:name="T28" style:family="text">
      <style:text-properties officeooo:rsid="006c17b4"/>
    </style:style>
    <style:style style:name="T29" style:family="text">
      <style:text-properties officeooo:rsid="0072997f"/>
    </style:style>
    <style:style style:name="T30" style:family="text">
      <style:text-properties officeooo:rsid="00737e76"/>
    </style:style>
    <style:style style:name="T31" style:family="text">
      <style:text-properties officeooo:rsid="00753056"/>
    </style:style>
    <style:style style:name="T32" style:family="text">
      <style:text-properties officeooo:rsid="007e715e"/>
    </style:style>
    <style:style style:name="T33" style:family="text">
      <style:text-properties officeooo:rsid="00801231"/>
    </style:style>
    <style:style style:name="T34" style:family="text">
      <style:text-properties officeooo:rsid="0084fe58"/>
    </style:style>
    <style:style style:name="T35" style:family="text">
      <style:text-properties officeooo:rsid="0092a5f9"/>
    </style:style>
    <style:style style:name="T36" style:family="text">
      <style:text-properties officeooo:rsid="0098da45"/>
    </style:style>
    <style:style style:name="T37" style:family="text">
      <style:text-properties officeooo:rsid="009aa51b"/>
    </style:style>
    <style:style style:name="T38" style:family="text">
      <style:text-properties officeooo:rsid="009b3b62"/>
    </style:style>
    <style:style style:name="T39" style:family="text">
      <style:text-properties officeooo:rsid="009cb906"/>
    </style:style>
    <style:style style:name="T40" style:family="text">
      <style:text-properties officeooo:rsid="00a09eff"/>
    </style:style>
    <style:style style:name="T41" style:family="text">
      <style:text-properties officeooo:rsid="00a15951"/>
    </style:style>
    <style:style style:name="T42" style:family="text">
      <style:text-properties officeooo:rsid="00a9ab46"/>
    </style:style>
    <style:style style:name="T43" style:family="text">
      <style:text-properties officeooo:rsid="00aa0539"/>
    </style:style>
    <style:style style:name="T44" style:family="text">
      <style:text-properties officeooo:rsid="00ab5a8a"/>
    </style:style>
    <style:style style:name="T45" style:family="text">
      <style:text-properties officeooo:rsid="00b2f655"/>
    </style:style>
    <style:style style:name="T46" style:family="text">
      <style:text-properties officeooo:rsid="00b31aa7"/>
    </style:style>
    <style:style style:name="T47" style:family="text">
      <style:text-properties officeooo:rsid="00b53d91"/>
    </style:style>
    <style:style style:name="T48" style:family="text">
      <style:text-properties officeooo:rsid="00b70f72"/>
    </style:style>
    <style:style style:name="T49" style:family="text">
      <style:text-properties officeooo:rsid="00b714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REWAR</text:p>
      <text:p text:style-name="P1">Un ASM</text:p>
      <text:p text:style-name="P1">Une VM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27">Une explication simple</text:p>
      <text:p text:style-name="P3"/>
      <text:p text:style-name="P3">La VM est une machine virtuel<text:span text:style-name="T48">le</text:span>, c'est à dire un ordinateur avec ses propres règles qui s'exécute dans un ordinateur. L'<text:span text:style-name="T1">ASM</text:span> est un assembleur, c'est <text:span text:style-name="T48">à</text:span> dire un langage qui se veut l'un des plus <text:span text:style-name="T48">compréhensible</text:span> pour une machine donnée, <text:span text:style-name="T48">le langage plus proche encore serait le binaire.</text:span></text:p>
      <text:p text:style-name="P3"/>
      <text:p text:style-name="P3">Le principe du projet est simple. <text:span text:style-name="T48">O</text:span>n fait une VM et un ASM. <text:span text:style-name="T48">L</text:span>a VM <text:span text:style-name="T48">devra</text:span> pouvoir exécut<text:span text:style-name="T48">er</text:span> le code généré par l'ASM.</text:p>
      <text:p text:style-name="P3"/>
      <text:p text:style-name="P28">L'ASM</text:p>
      <text:p text:style-name="P4"/>
      <text:p text:style-name="P4">Le but est de lire un fichier assembleur et d'interpréter les instructions pour les retranscri<text:span text:style-name="T48">r</text:span>e en binaire.</text:p>
      <text:p text:style-name="P5">Par exemple ld est une instruction classique, son numéro est 2. Elle prend divers paramètres, j'en parlerai plus tard. Donc pour écrire une instruction comme ld, il suffit d'écrire <text:span text:style-name="T23">dans le binaire un octet</text:span> pour son numéro (opcode), <text:span text:style-name="T23">son</text:span> octet de codage des paramètres (code qui indique de quel<text:span text:style-name="T48">s</text:span> types sont les argument<text:span text:style-name="T48">s</text:span> que ld prend en paramètre, cet octe<text:span text:style-name="T12">t</text:span> est donc variable pour une même instruction) et ses paramètres (ce sont juste des nombres je détaillerai plus loin),</text:p>
      <text:p text:style-name="P5"/>
      <text:p text:style-name="P5">Par pur exemple : ld %5, r1</text:p>
      <text:p text:style-name="P5"/>
      <table:table table:name="ld%5,r1" table:style-name="ld_25_5_2c_r1">
        <table:table-column table:style-name="ld_25_5_2c_r1.A"/>
        <table:table-column table:style-name="ld_25_5_2c_r1.B" table:number-columns-repeated="2"/>
        <table:table-column table:style-name="ld_25_5_2c_r1.D"/>
        <table:table-column table:style-name="ld_25_5_2c_r1.B" table:number-columns-repeated="4"/>
        <table:table-row>
          <table:table-cell table:style-name="ld_25_5_2c_r1.A1" office:value-type="string">
            <text:p text:style-name="P37"/>
            <text:p text:style-name="P37"/>
          </table:table-cell>
          <table:table-cell table:style-name="ld_25_5_2c_r1.A1" office:value-type="string">
            <text:p text:style-name="P37"/>
            <text:p text:style-name="P37">ld</text:p>
          </table:table-cell>
          <table:table-cell table:style-name="ld_25_5_2c_r1.A1" office:value-type="string">
            <text:p text:style-name="P37">Octet de <text:s/>codage <text:span text:style-name="T2">des paramètres</text:span></text:p>
          </table:table-cell>
          <table:table-cell table:style-name="ld_25_5_2c_r1.A1" office:value-type="string">
            <text:p text:style-name="P38">Premier octet de%5</text:p>
          </table:table-cell>
          <table:table-cell table:style-name="ld_25_5_2c_r1.A1" office:value-type="string">
            <text:p text:style-name="P37">Deuxième octet de%5</text:p>
          </table:table-cell>
          <table:table-cell table:style-name="ld_25_5_2c_r1.A1" office:value-type="string">
            <text:p text:style-name="P37">Troixième octe<text:span text:style-name="T12">t</text:span> de%5</text:p>
          </table:table-cell>
          <table:table-cell table:style-name="ld_25_5_2c_r1.A1" office:value-type="string">
            <text:p text:style-name="P37">Quatrième octet de%5</text:p>
          </table:table-cell>
          <table:table-cell table:style-name="ld_25_5_2c_r1.H1" office:value-type="string">
            <text:p text:style-name="P37"/>
            <text:p text:style-name="P37">r1</text:p>
          </table:table-cell>
        </table:table-row>
        <table:table-row>
          <table:table-cell table:style-name="ld_25_5_2c_r1.A2" office:value-type="string">
            <text:p text:style-name="P37">binaire</text:p>
          </table:table-cell>
          <table:table-cell table:style-name="ld_25_5_2c_r1.A2" office:value-type="string">
            <text:p text:style-name="P37">00000010</text:p>
          </table:table-cell>
          <table:table-cell table:style-name="ld_25_5_2c_r1.A2" office:value-type="string">
            <text:p text:style-name="P37">10010000</text:p>
          </table:table-cell>
          <table:table-cell table:style-name="ld_25_5_2c_r1.A2" office:value-type="string">
            <text:p text:style-name="P37">00000000</text:p>
          </table:table-cell>
          <table:table-cell table:style-name="ld_25_5_2c_r1.A2" office:value-type="string">
            <text:p text:style-name="P37">00000000</text:p>
          </table:table-cell>
          <table:table-cell table:style-name="ld_25_5_2c_r1.A2" office:value-type="string">
            <text:p text:style-name="P37">00000000</text:p>
          </table:table-cell>
          <table:table-cell table:style-name="ld_25_5_2c_r1.A2" office:value-type="string">
            <text:p text:style-name="P37">00001001</text:p>
          </table:table-cell>
          <table:table-cell table:style-name="ld_25_5_2c_r1.H2" office:value-type="string">
            <text:p text:style-name="P37">00000001</text:p>
          </table:table-cell>
        </table:table-row>
        <table:table-row>
          <table:table-cell table:style-name="ld_25_5_2c_r1.A2" office:value-type="string">
            <text:p text:style-name="P37">hexa</text:p>
          </table:table-cell>
          <table:table-cell table:style-name="ld_25_5_2c_r1.A2" office:value-type="string">
            <text:p text:style-name="P37">02</text:p>
          </table:table-cell>
          <table:table-cell table:style-name="ld_25_5_2c_r1.A2" office:value-type="string">
            <text:p text:style-name="P37">90</text:p>
          </table:table-cell>
          <table:table-cell table:style-name="ld_25_5_2c_r1.A2" office:value-type="string">
            <text:p text:style-name="P37">00</text:p>
          </table:table-cell>
          <table:table-cell table:style-name="ld_25_5_2c_r1.A2" office:value-type="string">
            <text:p text:style-name="P37">00</text:p>
          </table:table-cell>
          <table:table-cell table:style-name="ld_25_5_2c_r1.A2" office:value-type="string">
            <text:p text:style-name="P37">00</text:p>
          </table:table-cell>
          <table:table-cell table:style-name="ld_25_5_2c_r1.A2" office:value-type="string">
            <text:p text:style-name="P37">05</text:p>
          </table:table-cell>
          <table:table-cell table:style-name="ld_25_5_2c_r1.H2" office:value-type="string">
            <text:p text:style-name="P37"><text:span text:style-name="T47">0</text:span>1</text:p>
          </table:table-cell>
        </table:table-row>
      </table:table>
      <text:p text:style-name="P5"/>
      <text:p text:style-name="P30">Le big endian</text:p>
      <text:p text:style-name="P6"/>
      <text:p text:style-name="P63">Vous aurez peut être remarqu<text:span text:style-name="T48">é</text:span>, j'ai tout écri<text:span text:style-name="T48">t</text:span> en big endian. Pour expliquer simplement la différence entre le little et le big, <text:span text:style-name="T48">c</text:span>'est simple. <text:span text:style-name="T48">C</text:span>haque variable a son nombre d'octet<text:span text:style-name="T48">s</text:span> propre et l'ordre dans lequel on considèr<text:span text:style-name="T48">e</text:span> ces octe<text:span text:style-name="T13">t</text:span>s est inversé. C'est à dire en big on écrit les octet<text:span text:style-name="T48">s</text:span> en partant de la gauche alors qu'en little on écrit les octe<text:span text:style-name="T16">t</text:span>s en partant de la droite. Pareil pour lire en big on li<text:span text:style-name="T32">t</text:span> <text:span text:style-name="T33">à</text:span> partir de la gauche et en little de la droite. Pourquoi je parle de ça parce que le corewar est une VM qui fonctionne en big endian donc sache<text:span text:style-name="T3">z</text:span> le si vous êtes en little (99.<text:span text:style-name="T17">99</text:span> % de chances) vous dev<text:span text:style-name="T48">r</text:span>ez inverser l'ordre des octets <text:span text:style-name="T4">d'une variable.</text:span></text:p>
      <text:p text:style-name="P6"/>
      <text:p text:style-name="P7">Little ==&gt; ABCD</text:p>
      <text:p text:style-name="P7">Big ==&gt; DCBA</text:p>
      <text:p text:style-name="P7"/>
      <text:p text:style-name="P31">Le nom et le commentaire du binaire</text:p>
      <text:p text:style-name="P8"/>
      <text:p text:style-name="P8"><text:span text:style-name="T18">I</text:span>l existe deux <text:span text:style-name="T5">règles spéciales '.name' et '.comment', </text:span><text:span text:style-name="T48">qui correspondent au</text:span><text:span text:style-name="T5"> nom du programme et </text:span><text:span text:style-name="T48">au</text:span><text:span text:style-name="T5"> commentaire. </text:span><text:span text:style-name="T48">N</text:span><text:span text:style-name="T5">'hésite</text:span><text:span text:style-name="T48">z</text:span><text:span text:style-name="T5"> pas </text:span><text:span text:style-name="T48">à</text:span><text:span text:style-name="T5"> décrire précisément le but du programme dans le commentaire: il y a de la place...</text:span></text:p>
      <text:p text:style-name="P8"/>
      <text:p text:style-name="P33"/>
      <text:p text:style-name="P33"/>
      <text:p text:style-name="P33"><text:soft-page-break/>Le carry</text:p>
      <text:p text:style-name="P8"/>
      <text:p text:style-name="P11">Mais pourquoi carry ? C'est un booléen qui vaut 1 si la dernière opération a renvoyé 0. Logique ? <text:span text:style-name="T26">oui car if (carry) then jump.</text:span></text:p>
      <text:p text:style-name="P8"/>
      <text:p text:style-name="P35">Les cycles</text:p>
      <text:p text:style-name="P8"/>
      <text:p text:style-name="P18">Chaque instruction met un certain nombre de cycles pour <text:span text:style-name="T24">s’exécuter dans la VM.</text:span></text:p>
      <text:p text:style-name="P8"/>
      <text:p text:style-name="P32">Le compteur de programme</text:p>
      <text:p text:style-name="P8"/>
      <text:p text:style-name="P9">Comme son nom ne l'indique pas, le PC contient l'adresse de la prochaine instruction <text:span text:style-name="T29">à</text:span> exécuter. Cela permet <text:span text:style-name="T30">à</text:span> la VM de savoir quel<text:span text:style-name="T48">le</text:span> instruction elle doit exécuter, c'est elle qui modifie le PC mais on peut lui demander de le bouger la où on le souhaite (zjmp).</text:p>
      <text:p text:style-name="P8"/>
      <text:p text:style-name="P36">L'octet de codage</text:p>
      <text:p text:style-name="P8"/>
      <text:p text:style-name="P20">Après chaque instruction*, il y a un octet qui décrit les paramètre<text:span text:style-name="T48">s</text:span> de <text:span text:style-name="T48">cette </text:span>instruction. Pour l'instant chaque instruction peut avoir au max 3 <text:span text:style-name="T48">paramètres</text:span>. Donc cet octet sera remplit de la façon suivante.</text:p>
      <text:p text:style-name="P20">Pour chaque argument il y a un code sur 2 bit<text:span text:style-name="T48">s</text:span>:</text:p>
      <text:p text:style-name="P20"/>
      <text:p text:style-name="P20">-<text:span text:style-name="T28">registre: 01</text:span></text:p>
      <text:p text:style-name="P20">-<text:span text:style-name="T28">indirect: 11</text:span></text:p>
      <text:p text:style-name="P20">-<text:span text:style-name="T28">direct: 10</text:span></text:p>
      <text:p text:style-name="P20"/>
      <text:p text:style-name="P21">exemple : xor 5, %6, r1 va donner 11 10 01 <text:span text:style-name="T40">00</text:span></text:p>
      <text:p text:style-name="P20"/>
      <text:p text:style-name="P22">Bizarrement il y a des règles <text:span text:style-name="T41">spécia</text:span><text:span text:style-name="T48">les</text:span> sur tout sauf sur l'octet de codage, juste pour que la VM ait ses propres difficulté<text:span text:style-name="T48">s</text:span> de parsing? Non je pense pas que ça soit ça...;)</text:p>
      <text:p text:style-name="P20"/>
      <text:p text:style-name="P20">*<text:span text:style-name="T31">sauf chez certaine</text:span><text:span text:style-name="T48">s</text:span><text:span text:style-name="T31"> instructions, live, zjmp, fork </text:span><text:span text:style-name="T48">et</text:span><text:span text:style-name="T31"> lfork. Pourquoi? J'ai bien une réponse mais elle pose une autre question «pourquoi pas add, sub et aff n'ont pas besoin </text:span><text:span text:style-name="T48">elles aussi</text:span><text:span text:style-name="T31"> d'octet de codage?»</text:span></text:p>
      <text:p text:style-name="P8"/>
      <text:p text:style-name="P32">Les types d'arguments</text:p>
      <text:p text:style-name="P9"/>
      <text:p text:style-name="P9">Il y a 3 types d'arguments le registre <text:span text:style-name="T25">(T_REG)</text:span>, l'<text:span text:style-name="T35">index (T_IND || T_LAB) et</text:span> le direct <text:span text:style-name="T25">(T_DIR || T_LAB)</text:span>.</text:p>
      <text:p text:style-name="P9"/>
      <text:p text:style-name="P9">Le registre est contenu dans la VM, chaque instance d'un programme a ses propres registres. <text:span text:style-name="T48">I</text:span>l y en a 16 dans le précédent exemple (ld %5, r1), je charge le nombre 5 dans le registre numéro 1.</text:p>
      <text:p text:style-name="P9"/>
      <text:p text:style-name="P12"><text:span text:style-name="T48">L</text:span>'<text:span text:style-name="T6">index est une adresse relati</text:span><text:span text:style-name="T48">ve</text:span><text:span text:style-name="T6"> au PC.</text:span></text:p>
      <text:p text:style-name="P26"><text:span text:style-name="T48">I</text:span>l y a l'indirect. <text:span text:style-name="T48">C</text:span>'est <text:span text:style-name="T48">par exemple PC</text:span> = PC + 5. <text:span text:style-name="T48">C</text:span>'est simple à comprendre! ld 5, r1 va mettre la valeur de la mémoire à PC + 5 dans r1.</text:p>
      <text:p text:style-name="P64"><text:span text:style-name="T36">Il y a le</text:span> label, c'est un<text:span text:style-name="T46">e vairable</text:span> automatique c'est à dire que c'est <text:span text:style-name="T48">l'</text:span>asm qui va trouver la bonne valeur <text:span text:style-name="T46">à</text:span> mettre. </text:p>
      <text:p text:style-name="P64"><text:span text:style-name="T48"/></text:p>
      <text:p text:style-name="P64"><text:span text:style-name="T48"/></text:p>
      <text:p text:style-name="P64"><text:span text:style-name="T48"/></text:p>
      <text:p text:style-name="P64"><text:span text:style-name="T48"/></text:p>
      <text:p text:style-name="P64"><text:soft-page-break/><text:span text:style-name="T48">P</text:span>ar exemple:</text:p>
      <text:p text:style-name="P13"/>
      <text:p text:style-name="P13"><text:tab/>sti r1,%:label,%1</text:p>
      <text:p text:style-name="P13">label:<text:tab/>live %42</text:p>
      <text:p text:style-name="P13"/>
      <text:p text:style-name="P13">%:label va être remplacé par <text:span text:style-name="T7">la</text:span> valeur qui correspond <text:span text:style-name="T48">à</text:span> l'adresse de l'instruction live <text:span text:style-name="T45">dans ce cas.</text:span></text:p>
      <text:p text:style-name="P13"/>
      <text:p text:style-name="P19">Le label peut être utilisé si <text:span text:style-name="T37">l'argument est du type</text:span> T_DIR <text:span text:style-name="T27">ou T_IND mais la notation dif</text:span><text:span text:style-name="T49">f</text:span><text:span text:style-name="T27">ère: label pour un T_IND et %:label pour un T_DIR.</text:span></text:p>
      <text:p text:style-name="P10"/>
      <text:p text:style-name="P10"><text:span text:style-name="T49">L</text:span>e direct est simple <text:span text:style-name="T39">(lol)</text:span> %5 = 5... <text:span text:style-name="T38">c'est la valeur qui est écrit</text:span><text:span text:style-name="T49">e</text:span><text:span text:style-name="T38"> en général, mais pas toujours par exemple ld %5, r1 met 5 dans r1 alors que sti r1,%5, r2 va mettre r1 dans PC + 5 + r2.</text:span></text:p>
      <text:p text:style-name="P34"/>
      <text:p text:style-name="P34">Description des instructions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8">Op code</text:p>
          </table:table-cell>
          <table:table-cell table:style-name="Tableau1.A1" office:value-type="string">
            <text:p text:style-name="P39">Nom</text:p>
          </table:table-cell>
          <table:table-cell table:style-name="Tableau1.A1" office:value-type="string">
            <text:p text:style-name="P39">Description</text:p>
          </table:table-cell>
          <table:table-cell table:style-name="Tableau1.A1" office:value-type="string">
            <text:p text:style-name="P40">Paramètres</text:p>
          </table:table-cell>
          <table:table-cell table:style-name="Tableau1.E1" office:value-type="string">
            <text:p text:style-name="P44"><text:span text:style-name="T20">Nombres de </text:span>cycles</text:p>
          </table:table-cell>
        </table:table-row>
        <table:table-row>
          <table:table-cell table:style-name="Tableau1.A2" office:value-type="string">
            <text:p text:style-name="P39"/>
            <text:p text:style-name="P39">1</text:p>
          </table:table-cell>
          <table:table-cell table:style-name="Tableau1.A2" office:value-type="string">
            <text:p text:style-name="P39">live</text:p>
          </table:table-cell>
          <table:table-cell table:style-name="Tableau1.A2" office:value-type="string">
            <text:p text:style-name="P41">Dit live pour <text:span text:style-name="T9">le</text:span> champion <text:span text:style-name="T9">mis en premier paramètre... conseil: votre numéro de champion est aléatoire donc pensez à changer le paramètre de live avec un st...</text:span></text:p>
          </table:table-cell>
          <table:table-cell table:style-name="Tableau1.A2" office:value-type="string">
            <text:p text:style-name="P40"/>
            <text:p text:style-name="P40">T_DIR</text:p>
          </table:table-cell>
          <table:table-cell table:style-name="Tableau1.E2" office:value-type="string">
            <text:p text:style-name="P44"/>
            <text:p text:style-name="P44">10</text:p>
          </table:table-cell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39">ld</text:p>
          </table:table-cell>
          <table:table-cell table:style-name="Tableau1.A2" office:value-type="string">
            <text:p text:style-name="P41">Charge le premier paramètre dans le deuxième. <text:span text:style-name="T49">O</text:span><text:span text:style-name="T8">bligatoirement un registre (lit 4 octet</text:span><text:span text:style-name="T49">s</text:span><text:span text:style-name="T8">)</text:span></text:p>
          </table:table-cell>
          <table:table-cell table:style-name="Tableau1.A2" office:value-type="string">
            <text:p text:style-name="P42">T_DIR <text:span text:style-name="T10">| </text:span>T_IND,</text:p>
            <text:p text:style-name="P42">T_REG</text:p>
          </table:table-cell>
          <table:table-cell table:style-name="Tableau1.E2" office:value-type="string">
            <text:p text:style-name="P44">5</text:p>
          </table:table-cell>
        </table:table-row>
        <table:table-row>
          <table:table-cell table:style-name="Tableau1.A2" office:value-type="string">
            <text:p text:style-name="P39">3</text:p>
          </table:table-cell>
          <table:table-cell table:style-name="Tableau1.A2" office:value-type="string">
            <text:p text:style-name="P39">st</text:p>
          </table:table-cell>
          <table:table-cell table:style-name="Tableau1.A2" office:value-type="string">
            <text:p text:style-name="P41">Stock le premier paramètre <text:span text:style-name="T49">(</text:span><text:span text:style-name="T8">obligatoirement un registre</text:span><text:span text:style-name="T49">)</text:span> dans le deuxième <text:span text:style-name="T34">(toujours 4 octet</text:span><text:span text:style-name="T49">s</text:span><text:span text:style-name="T34">)</text:span></text:p>
          </table:table-cell>
          <table:table-cell table:style-name="Tableau1.A2" office:value-type="string">
            <text:p text:style-name="P42">T_REG,</text:p>
            <text:p text:style-name="P42">T_IND | T_REG</text:p>
          </table:table-cell>
          <table:table-cell table:style-name="Tableau1.E2" office:value-type="string">
            <text:p text:style-name="P44">5</text:p>
          </table:table-cell>
        </table:table-row>
        <table:table-row>
          <table:table-cell table:style-name="Tableau1.A2" office:value-type="string">
            <text:p text:style-name="P39">4</text:p>
          </table:table-cell>
          <table:table-cell table:style-name="Tableau1.A2" office:value-type="string">
            <text:p text:style-name="P39">add</text:p>
          </table:table-cell>
          <table:table-cell table:style-name="Tableau1.A2" office:value-type="string">
            <text:p text:style-name="P44">Additionne <text:s/>les deux premiers argument<text:span text:style-name="T49">s</text:span> et met le <text:span text:style-name="T10">résultat</text:span> dans le <text:span text:style-name="T10">troisième</text:span></text:p>
          </table:table-cell>
          <table:table-cell table:style-name="Tableau1.A2" office:value-type="string">
            <text:p text:style-name="P48">T_REG,</text:p>
            <text:p text:style-name="P48">T_REG,</text:p>
            <text:p text:style-name="P48">T_REG</text:p>
          </table:table-cell>
          <table:table-cell table:style-name="Tableau1.E2" office:value-type="string">
            <text:p text:style-name="P49"/>
            <text:p text:style-name="P49">10</text:p>
          </table:table-cell>
        </table:table-row>
        <table:table-row>
          <table:table-cell table:style-name="Tableau1.A2" office:value-type="string">
            <text:p text:style-name="P39">5</text:p>
          </table:table-cell>
          <table:table-cell table:style-name="Tableau1.A2" office:value-type="string">
            <text:p text:style-name="P39">sub</text:p>
          </table:table-cell>
          <table:table-cell table:style-name="Tableau1.A2" office:value-type="string">
            <text:p text:style-name="P45"><text:span text:style-name="T10">Soustrait</text:span> les deux premiers argument<text:span text:style-name="T49">s</text:span> et met le <text:span text:style-name="T10">résultat</text:span> dans le <text:span text:style-name="T10">troisième</text:span></text:p>
          </table:table-cell>
          <table:table-cell table:style-name="Tableau1.A2" office:value-type="string">
            <text:p text:style-name="P48">T_REG,</text:p>
            <text:p text:style-name="P48">T_REG,</text:p>
            <text:p text:style-name="P48">T_REG</text:p>
          </table:table-cell>
          <table:table-cell table:style-name="Tableau1.E2" office:value-type="string">
            <text:p text:style-name="P49"/>
            <text:p text:style-name="P49">10</text:p>
          </table:table-cell>
        </table:table-row>
        <table:table-row>
          <table:table-cell table:style-name="Tableau1.A2" office:value-type="string">
            <text:p text:style-name="P39">6</text:p>
          </table:table-cell>
          <table:table-cell table:style-name="Tableau1.A2" office:value-type="string">
            <text:p text:style-name="P39">and</text:p>
          </table:table-cell>
          <table:table-cell table:style-name="Tableau1.A2" office:value-type="string">
            <text:p text:style-name="P46">Fais un «<text:span text:style-name="T11">et» </text:span>binaire <text:span text:style-name="T49">(&amp;)</text:span> entre les deux premiers arguments et stocke le résultat dans le troisième</text:p>
          </table:table-cell>
          <table:table-cell table:style-name="Tableau1.A2" office:value-type="string">
            <text:p text:style-name="P49">T_REG | T_DIR | T_IND,</text:p>
            <text:p text:style-name="P49">T_REG | T_IND | T_DIR,</text:p>
            <text:p text:style-name="P49">T_REG</text:p>
          </table:table-cell>
          <table:table-cell table:style-name="Tableau1.E2" office:value-type="string">
            <text:p text:style-name="P49"/>
            <text:p text:style-name="P49">6</text:p>
          </table:table-cell>
        </table:table-row>
        <table:table-row>
          <table:table-cell table:style-name="Tableau1.A2" office:value-type="string">
            <text:p text:style-name="P39">7</text:p>
          </table:table-cell>
          <table:table-cell table:style-name="Tableau1.A2" office:value-type="string">
            <text:p text:style-name="P39">or</text:p>
          </table:table-cell>
          <table:table-cell table:style-name="Tableau1.A2" office:value-type="string">
            <text:p text:style-name="P46">Fais un «<text:span text:style-name="T11">ou»</text:span> binaire <text:span text:style-name="T49">(|)</text:span> entre les deux premiers arguments et stocke le résultat dans le troisième</text:p>
          </table:table-cell>
          <table:table-cell table:style-name="Tableau1.A2" office:value-type="string">
            <text:p text:style-name="P49">T_REG | T_DIR | T_IND,</text:p>
            <text:p text:style-name="P49">T_REG | T_IND | T_DIR,</text:p>
            <text:p text:style-name="P49">T_REG</text:p>
          </table:table-cell>
          <table:table-cell table:style-name="Tableau1.E2" office:value-type="string">
            <text:p text:style-name="P49"/>
            <text:p text:style-name="P49">6</text:p>
          </table:table-cell>
        </table:table-row>
        <table:table-row>
          <table:table-cell table:style-name="Tableau1.A2" office:value-type="string">
            <text:p text:style-name="P39">8</text:p>
          </table:table-cell>
          <table:table-cell table:style-name="Tableau1.A2" office:value-type="string">
            <text:p text:style-name="P39">xor</text:p>
          </table:table-cell>
          <table:table-cell table:style-name="Tableau1.A2" office:value-type="string">
            <text:p text:style-name="P46">Fais un «<text:span text:style-name="T11">ou» exclusif (</text:span>^<text:span text:style-name="T11">)</text:span> binaire entre les deux premiers arguments et stocke le résultat dans le troisième</text:p>
          </table:table-cell>
          <table:table-cell table:style-name="Tableau1.A2" office:value-type="string">
            <text:p text:style-name="P50">T_REG | T_DIR | T_IND,</text:p>
            <text:p text:style-name="P50">T_REG | T_IND | T_DIR,</text:p>
            <text:p text:style-name="P50">T_REG</text:p>
          </table:table-cell>
          <table:table-cell table:style-name="Tableau1.E2" office:value-type="string">
            <text:p text:style-name="P49"/>
            <text:p text:style-name="P49">6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39">zjmp</text:p>
          </table:table-cell>
          <table:table-cell table:style-name="Tableau1.A2" office:value-type="string">
            <text:p text:style-name="P47">Additionne le premier argument au pc <text:span text:style-name="T19">si le carry <text:s/>vaut 1 sinon ne fai</text:span><text:span text:style-name="T49">t</text:span><text:span text:style-name="T19"> rien. Attention le paramètre 1 de cette instruction est un index</text:span></text:p>
          </table:table-cell>
          <table:table-cell table:style-name="Tableau1.A2" office:value-type="string">
            <text:p text:style-name="P52"/>
            <text:p text:style-name="P52">T_DIR</text:p>
          </table:table-cell>
          <table:table-cell table:style-name="Tableau1.E2" office:value-type="string">
            <text:p text:style-name="P49"/>
            <text:p text:style-name="P49">20</text:p>
            <text:p text:style-name="P49"/>
            <text:p text:style-name="P49"/>
            <text:p text:style-name="P49"/>
          </table:table-cell>
        </table:table-row>
        <text:soft-page-break/>
        <table:table-row>
          <table:table-cell table:style-name="Tableau1.A2" office:value-type="string">
            <text:p text:style-name="P39">10</text:p>
          </table:table-cell>
          <table:table-cell table:style-name="Tableau1.A2" office:value-type="string">
            <text:p text:style-name="P39">ldi</text:p>
          </table:table-cell>
          <table:table-cell table:style-name="Tableau1.A2" office:value-type="string">
            <text:p text:style-name="P54">C<text:span text:style-name="T14">harge le premier paramètre puis l’additionne au second et utilise cette somme comme index pour charger la valeur </text:span><text:span text:style-name="T49">à</text:span><text:span text:style-name="T14"> cet index pour le mettre dans le troisième </text:span><text:span text:style-name="T49">(</text:span><text:span text:style-name="T14">obligatoirement un registre</text:span><text:span text:style-name="T49">).</text:span><text:span text:style-name="T14"> Attention les paramètres 1 et 2 de cette instruction sont des index</text:span></text:p>
          </table:table-cell>
          <table:table-cell table:style-name="Tableau1.A2" office:value-type="string">
            <text:p text:style-name="P68"><text:span text:style-name="T49"/></text:p>
            <text:p text:style-name="P53">T_REG | T_DIR | T_IND,</text:p>
            <text:p text:style-name="P53">T_DIR | T_REG,</text:p>
            <text:p text:style-name="P53">T_REG</text:p>
          </table:table-cell>
          <table:table-cell table:style-name="Tableau1.E2" office:value-type="string">
            <text:p text:style-name="P51"/>
            <text:p text:style-name="P51"/>
            <text:p text:style-name="P51">25</text:p>
          </table:table-cell>
        </table:table-row>
        <table:table-row>
          <table:table-cell table:style-name="Tableau1.A2" office:value-type="string">
            <text:p text:style-name="P39">11</text:p>
          </table:table-cell>
          <table:table-cell table:style-name="Tableau1.A2" office:value-type="string">
            <text:p text:style-name="P39">sti</text:p>
          </table:table-cell>
          <table:table-cell table:style-name="Tableau1.A2" office:value-type="string">
            <text:p text:style-name="P43">Stock le premier paramètre <text:span text:style-name="T49">(</text:span><text:span text:style-name="T8">obligatoirement un registre</text:span><text:span text:style-name="T49">)</text:span> <text:span text:style-name="T49">à</text:span><text:span text:style-name="T15"> l'adresse obtenue en faisant PC + valeur du deuxième argument + valeur du troisième argument. Attention les paramètres 2 et 3 de cette instruction sont des index</text:span></text:p>
          </table:table-cell>
          <table:table-cell table:style-name="Tableau1.A2" office:value-type="string">
            <text:p text:style-name="P56"/>
            <text:p text:style-name="P56">T_REG,</text:p>
            <text:p text:style-name="P57">T_REG | T_DIR | T_IND,</text:p>
            <text:p text:style-name="P57">T_DIR | T_REG</text:p>
          </table:table-cell>
          <table:table-cell table:style-name="Tableau1.E2" office:value-type="string">
            <text:p text:style-name="P51"/>
            <text:p text:style-name="P51"/>
            <text:p text:style-name="P51">25</text:p>
          </table:table-cell>
        </table:table-row>
        <table:table-row>
          <table:table-cell table:style-name="Tableau1.A2" office:value-type="string">
            <text:p text:style-name="P39">12</text:p>
          </table:table-cell>
          <table:table-cell table:style-name="Tableau1.A2" office:value-type="string">
            <text:p text:style-name="P39">fork</text:p>
          </table:table-cell>
          <table:table-cell table:style-name="Tableau1.A2" office:value-type="string">
            <text:p text:style-name="P59">Crée une nouvelle instance du programme qui <text:s/>qui aura comme <text:span text:style-name="T49">valeur de </text:span>PC l'actuel<text:span text:style-name="T49">le</text:span> <text:span text:style-name="T49">additionnée à</text:span> la valeur du premier paramètre.<text:span text:style-name="T15"> Attention le paramètre 1 de cette instruction est un index</text:span></text:p>
          </table:table-cell>
          <table:table-cell table:style-name="Tableau1.A2" office:value-type="string">
            <text:p text:style-name="P61"/>
            <text:p text:style-name="P61">T_DIR</text:p>
          </table:table-cell>
          <table:table-cell table:style-name="Tableau1.E2" office:value-type="string">
            <text:p text:style-name="P51"/>
            <text:p text:style-name="P51">800</text:p>
          </table:table-cell>
        </table:table-row>
        <table:table-row>
          <table:table-cell table:style-name="Tableau1.A2" office:value-type="string">
            <text:p text:style-name="P39">13</text:p>
          </table:table-cell>
          <table:table-cell table:style-name="Tableau1.A2" office:value-type="string">
            <text:p text:style-name="P39">lld</text:p>
          </table:table-cell>
          <table:table-cell table:style-name="Tableau1.A2" office:value-type="string">
            <text:p text:style-name="P41">Charge le premier paramètre dans le deuxième <text:span text:style-name="T49">(</text:span><text:span text:style-name="T8">obligatoirement un registre</text:span><text:span text:style-name="T49">)</text:span><text:span text:style-name="T8"> (lit 4 octet</text:span><text:span text:style-name="T49">s</text:span><text:span text:style-name="T8">)</text:span></text:p>
          </table:table-cell>
          <table:table-cell table:style-name="Tableau1.A2" office:value-type="string">
            <text:p text:style-name="P62">T_DIR | T_IND,</text:p>
            <text:p text:style-name="P62">T_REG</text:p>
          </table:table-cell>
          <table:table-cell table:style-name="Tableau1.E2" office:value-type="string">
            <text:p text:style-name="P51">10</text:p>
          </table:table-cell>
        </table:table-row>
        <table:table-row>
          <table:table-cell table:style-name="Tableau1.A2" office:value-type="string">
            <text:p text:style-name="P39">14</text:p>
          </table:table-cell>
          <table:table-cell table:style-name="Tableau1.A2" office:value-type="string">
            <text:p text:style-name="P39">lldi</text:p>
          </table:table-cell>
          <table:table-cell table:style-name="Tableau1.A2" office:value-type="string">
            <text:p text:style-name="P55">C<text:span text:style-name="T14">harge l'addition du premier paramètre et du second dans le <text:s/>troisième </text:span><text:span text:style-name="T49">(</text:span><text:span text:style-name="T14">obligatoirement un registre</text:span><text:span text:style-name="T49">).</text:span><text:span text:style-name="T14"> Attention les paramètres 1 et 2 de cette instruction sont des index</text:span></text:p>
          </table:table-cell>
          <table:table-cell table:style-name="Tableau1.A2" office:value-type="string">
            <text:p text:style-name="P62">T_REG | T_DIR | T_IND, T_DIR | T_REG,</text:p>
            <text:p text:style-name="P62">T_REG</text:p>
          </table:table-cell>
          <table:table-cell table:style-name="Tableau1.E2" office:value-type="string">
            <text:p text:style-name="P51"/>
            <text:p text:style-name="P51">50</text:p>
          </table:table-cell>
        </table:table-row>
        <table:table-row>
          <table:table-cell table:style-name="Tableau1.A2" office:value-type="string">
            <text:p text:style-name="P39">15</text:p>
          </table:table-cell>
          <table:table-cell table:style-name="Tableau1.A2" office:value-type="string">
            <text:p text:style-name="P39">lfork</text:p>
          </table:table-cell>
          <table:table-cell table:style-name="Tableau1.A2" office:value-type="string">
            <text:p text:style-name="P59">Créer une nouvelle instance du programme qui aura comme <text:span text:style-name="T49">valeur de </text:span>PC l'actuel<text:span text:style-name="T49">le</text:span> <text:span text:style-name="T49">additionnée à</text:span> la valeur du premier paramètre<text:span text:style-name="T15">, Attention le paramètre 1 de cette instruction est un index</text:span></text:p>
          </table:table-cell>
          <table:table-cell table:style-name="Tableau1.A2" office:value-type="string">
            <text:p text:style-name="P61"/>
            <text:p text:style-name="P61">T_DIR</text:p>
          </table:table-cell>
          <table:table-cell table:style-name="Tableau1.E2" office:value-type="string">
            <text:p text:style-name="P51"/>
            <text:p text:style-name="P51">1000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39">aff</text:p>
          </table:table-cell>
          <table:table-cell table:style-name="Tableau1.A2" office:value-type="string">
            <text:p text:style-name="P60">Affiche l<text:span text:style-name="T21">e caractère contenu dans le premier paramètre </text:span><text:span text:style-name="T49">avec</text:span><text:span text:style-name="T21"> modulo 256 </text:span><text:span text:style-name="T49">(</text:span><text:span text:style-name="T21">pour ASCII étendu</text:span><text:span text:style-name="T49">)</text:span></text:p>
          </table:table-cell>
          <table:table-cell table:style-name="Tableau1.A2" office:value-type="string">
            <text:p text:style-name="P61"/>
            <text:p text:style-name="P61">T_REG</text:p>
          </table:table-cell>
          <table:table-cell table:style-name="Tableau1.E2" office:value-type="string">
            <text:p text:style-name="P51"/>
            <text:p text:style-name="P51">2</text:p>
          </table:table-cell>
        </table:table-row>
      </table:table>
      <text:p text:style-name="P14"/>
      <text:p text:style-name="P65">Tout les index auront une port<text:span text:style-name="T49">ée</text:span> <text:span text:style-name="T49">limitée</text:span> <text:span text:style-name="T22">grâce</text:span> <text:span text:style-name="T49">à</text:span> un modulo sauf lld, lldi et lfork. Donc</text:p>
      <text:p text:style-name="P65">st r1, 5 ==&gt; st r1, <text:span text:style-name="T44">42 </text:span>% 512,</text:p>
      <text:p text:style-name="P16"><text:span text:style-name="T42">==&gt; </text:span>sti r1, 4, <text:span text:style-name="T43">2</text:span> ==&gt; (4 + <text:span text:style-name="T43">2</text:span>) % 512</text:p>
      <text:p text:style-name="P25">==&gt; <text:span text:style-name="T43">ldi 42,%42, r1 ==&gt; ((42 % 512) + 42) % 512</text:span></text:p>
      <text:p text:style-name="P17"/>
      <text:p text:style-name="P15">Les instruction<text:span text:style-name="T49">s</text:span> suivantes modifie<text:span text:style-name="T49">nt</text:span> le carry: ld, add, sub, and, or, xor, ldi, peut être for<text:span text:style-name="T49">k</text:span>, lld, lldi et lfork.</text:p>
      <text:p text:style-name="P15"/>
      <text:p text:style-name="P29">La VM</text:p>
      <text:p text:style-name="P23"/>
      <text:p text:style-name="P24">Son but est d’exécuter des champions <text:span text:style-name="T49">(non, pas à la guillotine)</text:span>, il y a des règles pour gagner le championnat, un combat <text:span text:style-name="T49">à</text:span> mort entre champ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Antoine PLASKOWSKI</meta:initial-creator>
    <meta:creation-date>2014-04-04T01:13:02.85</meta:creation-date>
    <dc:date>2014-04-13T16:25:02</dc:date>
    <dc:creator>DHALLUIN Thibaut</dc:creator>
    <meta:editing-duration>P2DT1H9M18S</meta:editing-duration>
    <meta:editing-cycles>151</meta:editing-cycles>
    <meta:generator>LibreOffice/3.6$Linux_X86_64 LibreOffice_project/360m1$Build-304</meta:generator>
    <meta:document-statistic meta:table-count="2" meta:image-count="0" meta:object-count="0" meta:page-count="5" meta:paragraph-count="177" meta:word-count="1415" meta:character-count="7655" meta:non-whitespace-character-count="6410"/>
  </office:meta>
</office:document-meta>
</file>